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55269" loext:opacity="100%" fo:font-size="36pt" officeooo:rsid="00130d29" officeooo:paragraph-rsid="00130d29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30d29" officeooo:paragraph-rsid="00130d29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24pt" officeooo:rsid="001158bb" officeooo:paragraph-rsid="00130d29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officeooo:paragraph-rsid="0014bce8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130d2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130d29"/>
    </style:style>
    <style:style style:name="P7" style:family="paragraph" style:parent-style-name="Standard">
      <style:paragraph-properties fo:text-align="start" style:justify-single-word="false"/>
      <style:text-properties fo:font-size="28pt" officeooo:rsid="00130d29" officeooo:paragraph-rsid="00130d29" style:font-size-asian="24.5pt" style:font-size-complex="28pt"/>
    </style:style>
    <style:style style:name="P8" style:family="paragraph" style:parent-style-name="Standard">
      <style:paragraph-properties fo:text-align="start" style:justify-single-word="false" fo:break-before="page"/>
      <style:text-properties officeooo:paragraph-rsid="0011639e"/>
    </style:style>
    <style:style style:name="P9" style:family="paragraph" style:parent-style-name="Standard">
      <style:paragraph-properties fo:text-align="start" style:justify-single-word="false"/>
      <style:text-properties officeooo:paragraph-rsid="0011639e"/>
    </style:style>
    <style:style style:name="P10" style:family="paragraph" style:parent-style-name="Standard">
      <style:paragraph-properties fo:text-align="start" style:justify-single-word="false"/>
      <style:text-properties officeooo:paragraph-rsid="001158bb"/>
    </style:style>
    <style:style style:name="P11" style:family="paragraph" style:parent-style-name="Standard">
      <style:paragraph-properties fo:text-align="start" style:justify-single-word="false"/>
      <style:text-properties fo:font-size="24pt" officeooo:rsid="001158bb" officeooo:paragraph-rsid="001158bb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SegoeUIEmoji" style:font-family-generic="roman" style:font-pitch="variable" fo:font-size="14pt" style:font-size-asian="14pt"/>
    </style:style>
    <style:style style:name="T3" style:family="text">
      <style:text-properties fo:font-size="16pt" officeooo:rsid="00130d29" style:font-size-asian="16pt" style:font-size-complex="16pt"/>
    </style:style>
    <style:style style:name="T4" style:family="text">
      <style:text-properties fo:font-size="24pt" officeooo:rsid="001158bb" style:font-size-asian="24pt" style:font-size-complex="24pt"/>
    </style:style>
    <style:style style:name="T5" style:family="text">
      <style:text-properties officeooo:rsid="001158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5 PREGUNTAS PARA EL EXAMEN</text:p>
      <text:p text:style-name="P2"/>
      <text:p text:style-name="P2"><text:s text:c="2"/></text:p>
      <text:p text:style-name="P2"><text:s text:c="21"/></text:p>
      <text:p text:style-name="P3">1. ¿Qué es un error (bug) en software?</text:p>
      <text:p text:style-name="P4"><text:span text:style-name="T1">a) Una mejora del programa<text:line-break/>b) Un fallo en el funcionamiento esperado </text:span><text:span text:style-name="T2">✅</text:span><text:span text:style-name="T1"><text:line-break/>c) Una actualización<text:line-break/>d) Un comentario en el código </text:span></text:p>
      <text:p text:style-name="P5"/>
      <text:p text:style-name="P6"><text:s text:c="49"/></text:p>
      <text:p text:style-name="P6"/>
      <text:p text:style-name="P6"/>
      <text:p text:style-name="P6"><text:s text:c="11"/></text:p>
      <text:p text:style-name="P3">2. ¿Qué hace un punto de interrupción (breakpoint)?</text:p>
      <text:p text:style-name="P4"><text:span text:style-name="T3">a) Detiene la compilación<text:line-break/>b) Pausa la ejecución del programa </text:span><text:span text:style-name="T2">✅</text:span><text:span text:style-name="T3"><text:line-break/>c) Borra una línea de código<text:line-break/>d) Ejecuta el programa más rápido</text:span></text:p>
      <text:p text:style-name="P7"><text:s text:c="12"/></text:p>
      <text:p text:style-name="P8"><text:s text:c="11"/></text:p>
      <text:p text:style-name="P9"/>
      <text:p text:style-name="P9"/>
      <text:p text:style-name="P9"/>
      <text:p text:style-name="P6"><text:s text:c="2"/><text:span text:style-name="T4">3. ¿Cuándo es recomendable probar el software?</text:span></text:p>
      <text:p text:style-name="P4"><text:span text:style-name="T5"><text:s text:c="2"/></text:span><text:span text:style-name="T1">a) Solo al final del proyecto<text:line-break/> <text:s/>b) Solo al principio<text:line-break/> <text:s/>c) Durante todo el desarrollo </text:span><text:span text:style-name="T2">✅</text:span><text:span text:style-name="T1"><text:line-break/> <text:s/>d) Después de publicarlo <text:s/></text:span></text:p>
      <text:p text:style-name="P5"/>
      <text:p text:style-name="P5"/>
      <text:p text:style-name="P5"/>
      <text:p text:style-name="P5"/>
      <text:p text:style-name="P6"/>
      <text:p text:style-name="P3">4. ¿Para qué sirve ejecutar el programa paso a paso en un depurador?</text:p>
      <text:p text:style-name="P4"><text:s/><text:span text:style-name="T1">a) Para acelerar la ejecución<text:line-break/> b) Para modificar el código automáticamente<text:line-break/> c) Para analizar el comportamiento del programa </text:span><text:span text:style-name="T2">✅</text:span><text:span text:style-name="T1"><text:line-break/> d) Para eliminar errores sin verlos</text:span></text:p>
      <text:p text:style-name="P8"><text:s/><text:span text:style-name="T5"><text:s/></text:span></text:p>
      <text:p text:style-name="P10"><text:s text:c="29"/></text:p>
      <text:p text:style-name="P10"/>
      <text:p text:style-name="P9"><text:s text:c="2"/></text:p>
      <text:p text:style-name="P10"/>
      <text:p text:style-name="P11">5. ¿ Qué tipo de prueba verifica una parte concreta del código?</text:p>
      <text:p text:style-name="P4"><text:span text:style-name="T5"><text:s/></text:span><text:span text:style-name="T1">a) Prueba de integración<text:line-break/> b) Prueba de sistema<text:line-break/> c) Prueba unitaria </text:span><text:span text:style-name="T2">✅</text:span><text:span text:style-name="T1"><text:line-break/> d) Prueba de aceptación</text:span> <text:span text:style-name="T5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09:51:21.075628400</meta:creation-date>
    <dc:date>2026-01-24T10:48:21.743781300</dc:date>
    <meta:editing-duration>PT26M18S</meta:editing-duration>
    <meta:editing-cycles>4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20" meta:word-count="159" meta:character-count="1056" meta:non-whitespace-character-count="746"/>
  </office:meta>
</office:document-meta>
</file>